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officeooo:rsid="00168282" officeooo:paragraph-rsid="00168282"/>
    </style:style>
    <style:style style:name="P2" style:family="paragraph" style:parent-style-name="Standard">
      <style:text-properties style:font-name="Helvetica Neue" officeooo:rsid="001712a4" officeooo:paragraph-rsid="00168282"/>
    </style:style>
    <style:style style:name="P3" style:family="paragraph" style:parent-style-name="Standard">
      <style:text-properties style:font-name="Helvetica Neue" fo:font-size="11pt" officeooo:rsid="00180e52" officeooo:paragraph-rsid="00180e52" style:font-size-asian="11pt" style:font-size-complex="11pt"/>
    </style:style>
    <style:style style:name="P4" style:family="paragraph" style:parent-style-name="Standard">
      <style:text-properties style:font-name="Helvetica Neue" fo:font-size="11pt" officeooo:rsid="00180e52" officeooo:paragraph-rsid="001dd899" style:font-size-asian="11pt" style:font-size-complex="11pt"/>
    </style:style>
    <style:style style:name="P5" style:family="paragraph" style:parent-style-name="Standard">
      <style:text-properties style:font-name="Helvetica Neue" fo:font-size="11pt" officeooo:rsid="001dd899" officeooo:paragraph-rsid="001dd899" style:font-size-asian="11pt" style:font-size-complex="11pt"/>
    </style:style>
    <style:style style:name="P6" style:family="paragraph" style:parent-style-name="Standard">
      <style:text-properties style:font-name="Helvetica Neue" fo:font-size="11pt" officeooo:rsid="001960f7" officeooo:paragraph-rsid="001960f7" style:font-size-asian="11pt" style:font-size-complex="11pt"/>
    </style:style>
    <style:style style:name="P7" style:family="paragraph" style:parent-style-name="Standard" style:list-style-name="L1">
      <style:text-properties style:font-name="Helvetica Neue" fo:font-size="11pt" officeooo:rsid="00180e52" officeooo:paragraph-rsid="00180e52" style:font-size-asian="11pt" style:font-size-complex="11pt"/>
    </style:style>
    <style:style style:name="P8" style:family="paragraph" style:parent-style-name="Standard" style:list-style-name="L1">
      <style:text-properties style:font-name="Helvetica Neue" fo:font-size="11pt" officeooo:rsid="00180e52" officeooo:paragraph-rsid="001dd899" style:font-size-asian="11pt" style:font-size-complex="11pt"/>
    </style:style>
    <style:style style:name="P9" style:family="paragraph" style:parent-style-name="Standard" style:list-style-name="L2">
      <style:text-properties style:font-name="Helvetica Neue" fo:font-size="11pt" officeooo:rsid="00180e52" officeooo:paragraph-rsid="00180e52" style:font-size-asian="11pt" style:font-size-complex="11pt"/>
    </style:style>
    <style:style style:name="P10" style:family="paragraph" style:parent-style-name="Standard" style:list-style-name="L3">
      <style:text-properties style:font-name="Helvetica Neue" fo:font-size="11pt" officeooo:rsid="00180e52" officeooo:paragraph-rsid="00180e52" style:font-size-asian="11pt" style:font-size-complex="11pt"/>
    </style:style>
    <style:style style:name="P11" style:family="paragraph" style:parent-style-name="Standard" style:list-style-name="L4">
      <style:text-properties style:font-name="Helvetica Neue" fo:font-size="11pt" officeooo:rsid="00180e52" officeooo:paragraph-rsid="0020f91b" style:font-size-asian="11pt" style:font-size-complex="11pt"/>
    </style:style>
    <style:style style:name="P12" style:family="paragraph" style:parent-style-name="Standard" style:list-style-name="L4">
      <style:text-properties style:font-name="Helvetica Neue" fo:font-size="11pt" officeooo:rsid="00180e52" officeooo:paragraph-rsid="00180e52" style:font-size-asian="11pt" style:font-size-complex="11pt"/>
    </style:style>
    <style:style style:name="P13" style:family="paragraph" style:parent-style-name="Standard" style:list-style-name="L6">
      <style:text-properties style:font-name="Helvetica Neue" fo:font-size="11pt" officeooo:rsid="00180e52" officeooo:paragraph-rsid="00180e52" style:font-size-asian="11pt" style:font-size-complex="11pt"/>
    </style:style>
    <style:style style:name="P14" style:family="paragraph" style:parent-style-name="Standard" style:list-style-name="L6">
      <style:text-properties style:font-name="Helvetica Neue" fo:font-size="11pt" officeooo:rsid="00180e52" officeooo:paragraph-rsid="002546f1" style:font-size-asian="11pt" style:font-size-complex="11pt"/>
    </style:style>
    <style:style style:name="P15" style:family="paragraph" style:parent-style-name="Standard">
      <style:text-properties style:font-name="Helvetica Neue" fo:font-size="11pt" officeooo:rsid="00180e52" officeooo:paragraph-rsid="00180e52" style:font-size-asian="11pt" style:font-size-complex="11pt"/>
    </style:style>
    <style:style style:name="P16" style:family="paragraph" style:parent-style-name="Standard" style:list-style-name="L1">
      <style:text-properties style:font-name="Helvetica Neue" fo:font-size="11pt" officeooo:rsid="001dd899" officeooo:paragraph-rsid="001dd899" style:font-size-asian="11pt" style:font-size-complex="11pt"/>
    </style:style>
    <style:style style:name="P17" style:family="paragraph" style:parent-style-name="Standard" style:list-style-name="L4">
      <style:text-properties style:font-name="Helvetica Neue" fo:font-size="11pt" officeooo:rsid="001dd899" officeooo:paragraph-rsid="001dd899" style:font-size-asian="11pt" style:font-size-complex="11pt"/>
    </style:style>
    <style:style style:name="P18" style:family="paragraph" style:parent-style-name="Standard" style:list-style-name="L4">
      <style:text-properties style:font-name="Helvetica Neue" fo:font-size="11pt" officeooo:rsid="001dd899" officeooo:paragraph-rsid="0020f91b" style:font-size-asian="11pt" style:font-size-complex="11pt"/>
    </style:style>
    <style:style style:name="P19" style:family="paragraph" style:parent-style-name="Standard" style:list-style-name="L6">
      <style:text-properties style:font-name="Helvetica Neue" fo:font-size="11pt" officeooo:rsid="001dd899" officeooo:paragraph-rsid="001dd899" style:font-size-asian="11pt" style:font-size-complex="11pt"/>
    </style:style>
    <style:style style:name="P20" style:family="paragraph" style:parent-style-name="Standard" style:list-style-name="L2">
      <style:text-properties style:font-name="Helvetica Neue" fo:font-size="11pt" officeooo:rsid="001fc5cb" officeooo:paragraph-rsid="0020f91b" style:font-size-asian="11pt" style:font-size-complex="11pt"/>
    </style:style>
    <style:style style:name="P21" style:family="paragraph" style:parent-style-name="Standard" style:list-style-name="L2">
      <style:text-properties style:font-name="Helvetica Neue" fo:font-size="11pt" officeooo:rsid="0020f91b" officeooo:paragraph-rsid="0020f91b" style:font-size-asian="11pt" style:font-size-complex="11pt"/>
    </style:style>
    <style:style style:name="P22" style:family="paragraph" style:parent-style-name="Standard" style:list-style-name="L3">
      <style:text-properties style:font-name="Helvetica Neue" fo:font-size="11pt" officeooo:rsid="0020f91b" officeooo:paragraph-rsid="0020f91b" style:font-size-asian="11pt" style:font-size-complex="11pt"/>
    </style:style>
    <style:style style:name="P23" style:family="paragraph" style:parent-style-name="Standard" style:list-style-name="L5">
      <style:text-properties style:font-name="Helvetica Neue" fo:font-size="11pt" officeooo:rsid="001af150" officeooo:paragraph-rsid="001af150" style:font-size-asian="11pt" style:font-size-complex="11pt"/>
    </style:style>
    <style:style style:name="P24" style:family="paragraph" style:parent-style-name="Standard">
      <style:text-properties style:font-name="Helvetica Neue" fo:font-size="11pt" officeooo:rsid="002259f9" officeooo:paragraph-rsid="002259f9" style:font-size-asian="11pt" style:font-size-complex="11pt"/>
    </style:style>
    <style:style style:name="P25" style:family="paragraph" style:parent-style-name="Standard">
      <style:text-properties style:font-name="Helvetica Neue" fo:font-size="11pt" officeooo:rsid="002546f1" officeooo:paragraph-rsid="002546f1" style:font-size-asian="11pt" style:font-size-complex="11pt"/>
    </style:style>
    <style:style style:name="P26" style:family="paragraph" style:parent-style-name="Standard" style:list-style-name="L7">
      <style:text-properties fo:font-size="11pt" officeooo:paragraph-rsid="00180e52" style:font-size-asian="11pt" style:font-size-complex="11pt"/>
    </style:style>
    <style:style style:name="P27" style:family="paragraph" style:parent-style-name="Standard">
      <style:text-properties fo:font-size="11pt" officeooo:paragraph-rsid="00180e52" style:font-size-asian="11pt" style:font-size-complex="11pt"/>
    </style:style>
    <style:style style:name="T1" style:family="text">
      <style:text-properties style:font-name="Helvetica Neue" officeooo:rsid="00180e52"/>
    </style:style>
    <style:style style:name="T2" style:family="text">
      <style:text-properties style:font-name="Helvetica Neue" officeooo:rsid="001712a4"/>
    </style:style>
    <style:style style:name="T3" style:family="text">
      <style:text-properties style:font-name="Helvetica Neue" fo:font-size="11pt" officeooo:rsid="00180e52" style:font-size-asian="11pt" style:font-size-complex="11pt"/>
    </style:style>
    <style:style style:name="T4" style:family="text">
      <style:text-properties fo:font-size="40pt" fo:font-weight="250" style:font-size-asian="40pt" style:font-size-complex="40pt"/>
    </style:style>
    <style:style style:name="T5" style:family="text">
      <style:text-properties fo:font-size="40pt" fo:font-weight="250" officeooo:rsid="001712a4" style:font-size-asian="40pt" style:font-size-complex="40pt"/>
    </style:style>
    <style:style style:name="T6" style:family="text">
      <style:text-properties officeooo:rsid="001960f7"/>
    </style:style>
    <style:style style:name="T7" style:family="text">
      <style:text-properties officeooo:rsid="001dd899"/>
    </style:style>
    <style:style style:name="T8" style:family="text">
      <style:text-properties officeooo:rsid="0020f91b"/>
    </style:style>
    <style:style style:name="T9" style:family="text">
      <style:text-properties officeooo:rsid="0021e2b2"/>
    </style:style>
    <style:style style:name="T10" style:family="text">
      <style:text-properties officeooo:rsid="002259f9"/>
    </style:style>
    <style:style style:name="T11" style:family="text">
      <style:text-properties officeooo:rsid="001712a4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re-dive Checklist for Data</text:span><text:span text:style-name="T4">:</text:span></text:p>
      <text:p text:style-name="P2"/>
      <text:p text:style-name="P3">In the <text:span text:style-name="T6">r</text:span>ack</text:p>
      <text:section text:style-name="Sect1" text:name="Section1">
        <text:list xml:id="list3880649520" text:style-name="L1">
          <text:list-item>
            <text:p text:style-name="P7">Load media into KiPro Ultra+ 1</text:p>
          </text:list-item>
          <text:list-item>
            <text:p text:style-name="P16">Verify KiPro Ultra+ 1 media is empty</text:p>
          </text:list-item>
          <text:list-item>
            <text:p text:style-name="P7">Load media into KiPro Ultra+ 2</text:p>
          </text:list-item>
          <text:list-item>
            <text:p text:style-name="P16">Verify KiPro Ultra+ 2 media is empty </text:p>
          </text:list-item>
          <text:list-item>
            <text:p text:style-name="P8">Load media into KiPro Rack</text:p>
          </text:list-item>
          <text:list-item>
            <text:p text:style-name="P16">Verify KiPro Rack media is empty </text:p>
          </text:list-item>
        </text:list>
        <text:p text:style-name="P5"/>
        <text:p text:style-name="P5"/>
      </text:section>
      <text:p text:style-name="P3"/>
      <text:p text:style-name="P3">rec2</text:p>
      <text:section text:style-name="Sect1" text:name="Section2">
        <text:list xml:id="list2328980857" text:style-name="L2">
          <text:list-item>
            <text:p text:style-name="P20">Verify there are no active data transfers </text:p>
          </text:list-item>
          <text:list-item>
            <text:p text:style-name="P9">Restart the workstation</text:p>
          </text:list-item>
          <text:list-item>
            <text:p text:style-name="P9">Start h.264 recorder</text:p>
          </text:list-item>
          <text:list-item>
            <text:p text:style-name="P21">Verify the video files are recording</text:p>
          </text:list-item>
        </text:list>
      </text:section>
      <text:p text:style-name="P3"/>
      <text:p text:style-name="P3">rec3</text:p>
      <text:section text:style-name="Sect1" text:name="Section3">
        <text:list xml:id="list4040751995" text:style-name="L3">
          <text:list-item>
            <text:p text:style-name="P10">Restart the workstation</text:p>
          </text:list-item>
          <text:list-item>
            <text:p text:style-name="P10">Start h.264 recorder</text:p>
          </text:list-item>
          <text:list-item>
            <text:p text:style-name="P22">Verify the video files are recording</text:p>
          </text:list-item>
        </text:list>
      </text:section>
      <text:p text:style-name="P3"/>
      <text:p text:style-name="P3">hd_framegrab_spare</text:p>
      <text:section text:style-name="Sect1" text:name="Section4">
        <text:list xml:id="list4167295773" text:style-name="L4">
          <text:list-item>
            <text:p text:style-name="P11">Open Smarthub Control</text:p>
          </text:list-item>
          <text:list-item>
            <text:p text:style-name="P11">Open dualHDFramegrab</text:p>
          </text:list-item>
          <text:list-item>
            <text:p text:style-name="P11">Test dualHDFramegrab</text:p>
          </text:list-item>
          <text:list-item>
            <text:p text:style-name="P12">Setup Web-browser w/tabs for <text:span text:style-name="T8">all</text:span> KiPros</text:p>
          </text:list-item>
          <text:list-item>
            <text:p text:style-name="P17">Make test clip on KiPro Ultra+ <text:span text:style-name="T8">1</text:span></text:p>
          </text:list-item>
          <text:list-item>
            <text:p text:style-name="P18">Make test clip on KiPro Ultra+ <text:span text:style-name="T8">2</text:span></text:p>
          </text:list-item>
          <text:list-item>
            <text:p text:style-name="P18">Make test clip on KiPro <text:span text:style-name="T8">Rack</text:span></text:p>
          </text:list-item>
        </text:list>
      </text:section>
      <text:p text:style-name="P3"/>
      <text:p text:style-name="P3">dslog1</text:p>
      <text:list xml:id="list350751431" text:style-name="L5">
        <text:list-item>
          <text:p text:style-name="P23">Start dslog</text:p>
        </text:list-item>
        <text:list-item>
          <text:p text:style-name="P23">Verify data feeds are being <text:span text:style-name="T7">received</text:span></text:p>
        </text:list-item>
      </text:list>
      <text:p text:style-name="P3"/>
      <text:p text:style-name="P25">Virtual Vans</text:p>
      <text:list xml:id="list977048999" text:style-name="L6">
        <text:list-item>
          <text:p text:style-name="P13">Create test event and verify frame captures in Virtual Vans</text:p>
        </text:list-item>
      </text:list>
      <text:p text:style-name="P3"/>
      <text:p text:style-name="P25">Sealog</text:p>
      <text:list xml:id="list82015634863283" text:continue-numbering="true" text:style-name="L6">
        <text:list-item>
          <text:p text:style-name="P14">Create lowering <text:span text:style-name="T9">record </text:span>in Sealog</text:p>
        </text:list-item>
        <text:list-item>
          <text:p text:style-name="P14">Create test event and verify frame captures in Sealog</text:p>
        </text:list-item>
      </text:list>
      <text:p text:style-name="P3"/>
      <text:p text:style-name="P5">remote monitors</text:p>
      <text:list xml:id="list82015296138218" text:continue-numbering="true" text:style-name="L6">
        <text:list-item>
          <text:p text:style-name="P19">verify hydro/main lab have video</text:p>
        </text:list-item>
        <text:list-item>
          <text:p text:style-name="P19">verify bridge has video</text:p>
        </text:list-item>
      </text:list>
      <text:p text:style-name="P4"/>
      <text:p text:style-name="P24">Other</text:p>
      <text:list xml:id="list1971272321" text:style-name="L7">
        <text:list-item>
          <text:p text:style-name="P26"><text:span text:style-name="T2">Take pictures of </text:span><text:span text:style-name="T1">vehicles</text:span></text:p>
        </text:list-item>
      </text:list>
      <text:p text:style-name="P27"><text:span text:style-name="T1"/></text:p>
      <text:p text:style-name="P6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19:33.240542873</meta:creation-date>
    <meta:print-date>2018-09-19T18:11:38.011083279</meta:print-date>
    <dc:date>2019-06-16T08:20:14.299422070</dc:date>
    <meta:editing-duration>P1DT2H18M42S</meta:editing-duration>
    <meta:editing-cycles>7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39" meta:word-count="192" meta:character-count="998" meta:non-whitespace-character-count="870"/>
  </office:meta>
</office:document-meta>
</file>